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3.078cm"/>
    </style:style>
    <style:style style:name="co5" style:family="table-column">
      <style:table-column-properties fo:break-before="auto" style:column-width="2.043cm"/>
    </style:style>
    <style:style style:name="co6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7"/>
    <style:style style:name="ce2" style:family="table-cell" style:parent-style-name="Default" style:data-style-name="N109"/>
    <style:style style:name="ce3" style:family="table-cell" style:parent-style-name="Default" style:data-style-name="N11"/>
    <style:style style:name="ce4" style:family="table-cell" style:parent-style-name="Default">
      <style:text-properties fo:color="#579d1c"/>
    </style:style>
    <style:style style:name="ce5" style:family="table-cell" style:parent-style-name="Default">
      <style:text-properties fo:color="#ffcc00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 style:data-style-name="N11">
      <style:text-properties fo:color="#579d1c"/>
    </style:style>
    <style:style style:name="ce8" style:family="table-cell" style:parent-style-name="Default" style:data-style-name="N11">
      <style:text-properties fo:color="#ffcc00"/>
    </style:style>
    <style:style style:name="ce9" style:family="table-cell" style:parent-style-name="Default" style:data-style-name="N11">
      <style:text-properties fo:color="#ff0000"/>
    </style:style>
    <style:style style:name="ce10" style:family="table-cell" style:parent-style-name="Default" style:data-style-name="N2"/>
    <style:style style:name="ce11" style:family="table-cell" style:parent-style-name="Default">
      <style:text-properties fo:color="#ff3300"/>
    </style:style>
    <style:style style:name="ce12" style:family="table-cell" style:parent-style-name="Default" style:data-style-name="N107">
      <style:text-properties fo:color="#579d1c"/>
    </style:style>
    <style:style style:name="ce13" style:family="table-cell" style:parent-style-name="Default" style:data-style-name="N107">
      <style:text-properties fo:color="#ffcc00"/>
    </style:style>
    <style:style style:name="ce14" style:family="table-cell" style:parent-style-name="Default" style:data-style-name="N107">
      <style:text-properties fo:color="#c5000b"/>
    </style:style>
    <style:style style:name="ce15" style:family="table-cell" style:parent-style-name="Default" style:data-style-name="N11">
      <style:text-properties fo:color="#c5000b"/>
    </style:style>
  </office:automatic-styles>
  <office:body>
    <office:spreadsheet>
      <table:table table:name="Schne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PublicSelf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 table:style-name="Default"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1" office:value-type="currency" office:currency="EUR" office:value="270">
            <text:p>270,00 €</text:p>
          </table:table-cell>
          <table:table-cell table:style-name="ce4" office:value-type="string">
            <text:p>Niedrig</text:p>
          </table:table-cell>
          <table:table-cell table:style-name="ce7" office:value-type="percentage" office:value="0.07">
            <text:p>7,00%</text:p>
          </table:table-cell>
          <table:table-cell table:style-name="ce7" table:formula="of:=[.D2]+[.B10]+[.D9]+[.F16]+[.H12]" office:value-type="percentage" office:value="0.05">
            <text:p>5,00%</text:p>
          </table:table-cell>
          <table:table-cell table:style-name="Default"/>
          <table:table-cell table:style-name="ce4" table:formula="of:=[.$B$5]*(1-((1+[.$B$6])/(1+[.E2]))^60)/(1-(1+[.$B$6])/(1+[.E2]))-0.5*[.$B$5]" office:value-type="currency" office:currency="USD" office:value="414.379421131461">
            <text:p>$414,38</text:p>
          </table:table-cell>
          <table:table-cell table:style-name="ce12" table:formula="of:=[.G2]/1.1" office:value-type="currency" office:currency="EUR" office:value="376.708564664964">
            <text:p>376,71 €</text:p>
          </table:table-cell>
          <table:table-cell table:style-name="ce7" office:value-type="percentage" office:value="0.2">
            <text:p>20,00%</text:p>
          </table:table-cell>
          <table:table-cell/>
        </table:table-row>
        <table:table-row table:style-name="ro2">
          <table:table-cell office:value-type="string">
            <text:p>Debt – Cash</text:p>
          </table:table-cell>
          <table:table-cell office:value-type="float" office:value="6.74">
            <text:p>6,74</text:p>
          </table:table-cell>
          <table:table-cell table:style-name="ce5" office:value-type="string">
            <text:p>Mittel</text:p>
          </table:table-cell>
          <table:table-cell table:style-name="ce8" office:value-type="percentage" office:value="0.085">
            <text:p>8,50%</text:p>
          </table:table-cell>
          <table:table-cell table:style-name="ce8" table:formula="of:=[.D3]+[.E2]-[.D2]" office:value-type="percentage" office:value="0.065">
            <text:p>6,50%</text:p>
          </table:table-cell>
          <table:table-cell table:style-name="Default"/>
          <table:table-cell table:style-name="ce5" table:formula="of:=[.$B$5]*(1-((1+[.$B$6])/(1+[.E3]))^60)/(1-(1+[.$B$6])/(1+[.E3]))-0.5*[.$B$5]" office:value-type="currency" office:currency="USD" office:value="285.412624745899">
            <text:p>$285,41</text:p>
          </table:table-cell>
          <table:table-cell table:style-name="ce13" table:formula="of:=[.G3]/1.1" office:value-type="currency" office:currency="EUR" office:value="259.466022496272">
            <text:p>259,47 €</text:p>
          </table:table-cell>
          <table:table-cell table:style-name="ce8" office:value-type="percentage" office:value="0.6">
            <text:p>60,00%</text:p>
          </table:table-cell>
          <table:table-cell table:formula="of:=[.I2]*[.H2]+[.I3]*[.H3]+[.I4]*[.H4]" office:value-type="currency" office:currency="EUR" office:value="268.959394099335">
            <text:p>268,96 €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float" office:value="3.109">
            <text:p>3,109</text:p>
          </table:table-cell>
          <table:table-cell table:style-name="ce6" office:value-type="string">
            <text:p>Hoch</text:p>
          </table:table-cell>
          <table:table-cell table:style-name="ce9" office:value-type="percentage" office:value="0.1">
            <text:p>10,00%</text:p>
          </table:table-cell>
          <table:table-cell table:style-name="ce9" table:formula="of:=[.D4]+[.E3]-[.D3]" office:value-type="percentage" office:value="0.08">
            <text:p>8,00%</text:p>
          </table:table-cell>
          <table:table-cell table:style-name="Default"/>
          <table:table-cell table:style-name="ce11" table:formula="of:=[.$B$5]*(1-((1+[.$B$6])/(1+[.E4]))^60)/(1-(1+[.$B$6])/(1+[.E4]))-0.5*[.$B$5]" office:value-type="currency" office:currency="USD" office:value="208.659372177182">
            <text:p>$208,66</text:p>
          </table:table-cell>
          <table:table-cell table:style-name="ce14" table:formula="of:=[.G4]/1.1" office:value-type="currency" office:currency="EUR" office:value="189.690338342893">
            <text:p>189,69 €</text:p>
          </table:table-cell>
          <table:table-cell table:style-name="ce15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ividende</text:p>
          </table:table-cell>
          <table:table-cell table:style-name="ce2" office:value-type="currency" office:currency="USD" office:value="8">
            <text:p>$8,00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Div Wachstum</text:p>
          </table:table-cell>
          <table:table-cell table:style-name="ce3" office:value-type="percentage" office:value="0.045">
            <text:p>4,50%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2">
          <table:table-cell office:value-type="string">
            <text:p>Moodys</text:p>
          </table:table-cell>
          <table:table-cell office:value-type="string">
            <text:p>A2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0" table:formula="of:=[.B3]/[.B4]" office:value-type="float" office:value="2.16789964618849">
            <text:p>2,17</text:p>
          </table:table-cell>
          <table:table-cell office:value-type="string">
            <text:p>Branche</text:p>
          </table:table-cell>
          <table:table-cell table:style-name="Default"/>
          <table:table-cell office:value-type="string">
            <text:p>Größe</text:p>
          </table:table-cell>
          <table:table-cell office:value-type="string">
            <text:p>51 M</text:p>
          </table:table-cell>
          <table:table-cell office:value-type="string">
            <text:p>Spezielle Risiken</text:p>
          </table:table-cell>
          <table:table-cell/>
        </table:table-row>
        <table:table-row table:style-name="ro2">
          <table:table-cell office:value-type="string">
            <text:p>Moodys AA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Residential</text:p>
          </table:table-cell>
          <table:table-cell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Keins</text:p>
          </table:table-cell>
          <table:table-cell/>
        </table:table-row>
        <table:table-row table:style-name="ro2">
          <table:table-cell office:value-type="string">
            <text:p>Moodys A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Office</text:p>
          </table:table-cell>
          <table:table-cell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3" office:value-type="percentage" office:value="0.005">
            <text:p>0,50%</text:p>
          </table:table-cell>
          <table:table-cell table:style-name="ce3" office:value-type="percentage" office:value="0">
            <text:p>0,00%</text:p>
          </table:table-cell>
          <table:table-cell/>
        </table:table-row>
        <table:table-row table:style-name="ro2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Commercial</text:p>
          </table:table-cell>
          <table:table-cell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3" office:value-type="percentage" office:value="0">
            <text:p>0,00%</text:p>
          </table:table-cell>
          <table:table-cell table:number-columns-repeated="2"/>
        </table:table-row>
        <table:table-row table:style-name="ro2">
          <table:table-cell office:value-type="string">
            <text:p>Moodys Ba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Mixed</text:p>
          </table:table-cell>
          <table:table-cell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3" office:value-type="percentage" office:value="-0.005">
            <text:p>-0,50%</text:p>
          </table:table-cell>
          <table:table-cell table:number-columns-repeated="2"/>
        </table:table-row>
        <table:table-row table:style-name="ro2">
          <table:table-cell office:value-type="string">
            <text:p>Schlechter</text:p>
          </table:table-cell>
          <table:table-cell table:style-name="ce3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3" office:value-type="percentage" office:value="0.02">
            <text:p>2,00%</text:p>
          </table:table-cell>
          <table:table-cell office:value-type="string">
            <text:p>Special</text:p>
          </table:table-cell>
          <table:table-cell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office:value-type="percentage" office:value="0.01">
            <text:p>1,00%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Storage</text:p>
          </table:table-cell>
          <table:table-cell office:value-type="percentage" office:value="0">
            <text:p>0,00%</text:p>
          </table:table-cell>
          <table:table-cell table:number-columns-repeated="4"/>
        </table:table-row>
      </table:table>
      <table:table table:name="Schnell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table:formula="of:=[Schnell.B1]" office:value-type="string" office:string-value="PublicSelf">
            <text:p>PublicSelf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 table:style-name="Default"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1" table:formula="of:=[Schnell.B2]" office:value-type="currency" office:currency="EUR" office:value="270">
            <text:p>270,00 €</text:p>
          </table:table-cell>
          <table:table-cell table:style-name="ce4" office:value-type="string">
            <text:p>Niedrig</text:p>
          </table:table-cell>
          <table:table-cell table:style-name="ce7" office:value-type="percentage" office:value="0.085">
            <text:p>8,50%</text:p>
          </table:table-cell>
          <table:table-cell table:style-name="ce7" table:formula="of:=[.D2]+[.B10]+[.D9]+[.F16]+[.H12]" office:value-type="percentage" office:value="0.065">
            <text:p>6,50%</text:p>
          </table:table-cell>
          <table:table-cell table:style-name="Default"/>
          <table:table-cell table:style-name="ce4" table:formula="of:=[.$B$5]*(1-((1+[.$B$6])/(1+[.E2]))^60)/(1-(1+[.$B$6])/(1+[.E2]))-0.5*[.$B$5]" office:value-type="currency" office:currency="USD" office:value="368.593188660506">
            <text:p>$368,59</text:p>
          </table:table-cell>
          <table:table-cell table:style-name="ce12" table:formula="of:=[.G2]/1.1" office:value-type="currency" office:currency="EUR" office:value="335.084716964097">
            <text:p>335,08 €</text:p>
          </table:table-cell>
          <table:table-cell table:style-name="ce7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ebt – Cash</text:p>
          </table:table-cell>
          <table:table-cell table:formula="of:=[Schnell.B3]" office:value-type="float" office:value="6.74">
            <text:p>6,74</text:p>
          </table:table-cell>
          <table:table-cell table:style-name="ce5" office:value-type="string">
            <text:p>Mittel</text:p>
          </table:table-cell>
          <table:table-cell table:style-name="ce8" office:value-type="percentage" office:value="0.1">
            <text:p>10,00%</text:p>
          </table:table-cell>
          <table:table-cell table:style-name="ce8" table:formula="of:=[.D3]+[.E2]-[.D2]" office:value-type="percentage" office:value="0.08">
            <text:p>8,00%</text:p>
          </table:table-cell>
          <table:table-cell table:style-name="Default"/>
          <table:table-cell table:style-name="ce5" table:formula="of:=[.$B$5]*(1-((1+[.$B$6])/(1+[.E3]))^60)/(1-(1+[.$B$6])/(1+[.E3]))-0.5*[.$B$5]" office:value-type="currency" office:currency="USD" office:value="287.410813102601">
            <text:p>$287,41</text:p>
          </table:table-cell>
          <table:table-cell table:style-name="ce13" table:formula="of:=[.G3]/1.1" office:value-type="currency" office:currency="EUR" office:value="261.282557366001">
            <text:p>261,28 €</text:p>
          </table:table-cell>
          <table:table-cell table:style-name="ce8" office:value-type="percentage" office:value="0.6">
            <text:p>60,00%</text:p>
          </table:table-cell>
          <table:table-cell table:formula="of:=[.I2]*[.H2]+[.I3]*[.H3]+[.I4]*[.H4]" office:value-type="currency" office:currency="EUR" office:value="266.218354474188">
            <text:p>266,22 €</text:p>
          </table:table-cell>
        </table:table-row>
        <table:table-row table:style-name="ro1">
          <table:table-cell office:value-type="string">
            <text:p>FFO</text:p>
          </table:table-cell>
          <table:table-cell table:formula="of:=[Schnell.B4]" office:value-type="float" office:value="3.109">
            <text:p>3,109</text:p>
          </table:table-cell>
          <table:table-cell table:style-name="ce6" office:value-type="string">
            <text:p>Hoch</text:p>
          </table:table-cell>
          <table:table-cell table:style-name="ce9" office:value-type="percentage" office:value="0.115">
            <text:p>11,50%</text:p>
          </table:table-cell>
          <table:table-cell table:style-name="ce9" table:formula="of:=[.D4]+[.E3]-[.D3]" office:value-type="percentage" office:value="0.095">
            <text:p>9,50%</text:p>
          </table:table-cell>
          <table:table-cell table:style-name="Default"/>
          <table:table-cell table:style-name="ce11" table:formula="of:=[.$B$5]*(1-((1+[.$B$6])/(1+[.E4]))^60)/(1-(1+[.$B$6])/(1+[.E4]))-0.5*[.$B$5]" office:value-type="currency" office:currency="USD" office:value="233.375321639724">
            <text:p>$233,38</text:p>
          </table:table-cell>
          <table:table-cell table:style-name="ce14" table:formula="of:=[.G4]/1.1" office:value-type="currency" office:currency="EUR" office:value="212.15938330884">
            <text:p>212,16 €</text:p>
          </table:table-cell>
          <table:table-cell table:style-name="ce15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FFO/Aktie</text:p>
          </table:table-cell>
          <table:table-cell table:style-name="ce2" office:value-type="currency" office:currency="USD" office:value="15.72">
            <text:p>$15,72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FFO Wachstum</text:p>
          </table:table-cell>
          <table:table-cell table:style-name="ce3" office:value-type="percentage" office:value="0.025">
            <text:p>2,50%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table:formula="of:=[Schnell.B7]" office:value-type="string" office:string-value="A2">
            <text:p>A2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0" table:formula="of:=[.B3]/[.B4]" office:value-type="float" office:value="2.16789964618849">
            <text:p>2,17</text:p>
          </table:table-cell>
          <table:table-cell office:value-type="string">
            <text:p>Branche</text:p>
          </table:table-cell>
          <table:table-cell table:style-name="Default"/>
          <table:table-cell office:value-type="string">
            <text:p>Größe</text:p>
          </table:table-cell>
          <table:table-cell table:formula="of:=[Schnell.H8]" office:value-type="string" office:string-value="51 M">
            <text:p>51 M</text:p>
          </table:table-cell>
          <table:table-cell office:value-type="string">
            <text:p>Spezielle Risiken</text:p>
          </table:table-cell>
          <table:table-cell/>
        </table:table-row>
        <table:table-row table:style-name="ro1">
          <table:table-cell office:value-type="string">
            <text:p>Moodys AA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Residential</text:p>
          </table:table-cell>
          <table:table-cell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Keins</text:p>
          </table:table-cell>
          <table:table-cell/>
        </table:table-row>
        <table:table-row table:style-name="ro1">
          <table:table-cell office:value-type="string">
            <text:p>Moodys A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Office</text:p>
          </table:table-cell>
          <table:table-cell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3" office:value-type="percentage" office:value="0.005">
            <text:p>0,50%</text:p>
          </table:table-cell>
          <table:table-cell table:style-name="ce3" office:value-type="percentage" office:value="0">
            <text:p>0,00%</text:p>
          </table:table-cell>
          <table:table-cell/>
        </table:table-row>
        <table:table-row table:style-name="ro1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Commercial</text:p>
          </table:table-cell>
          <table:table-cell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3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 office:value-type="string">
            <text:p>Moodys Ba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Mixed</text:p>
          </table:table-cell>
          <table:table-cell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3" office:value-type="percentage" office:value="-0.005">
            <text:p>-0,50%</text:p>
          </table:table-cell>
          <table:table-cell table:number-columns-repeated="2"/>
        </table:table-row>
        <table:table-row table:style-name="ro1">
          <table:table-cell office:value-type="string">
            <text:p>Schlechter</text:p>
          </table:table-cell>
          <table:table-cell table:style-name="ce3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3" office:value-type="percentage" office:value="0.02">
            <text:p>2,00%</text:p>
          </table:table-cell>
          <table:table-cell office:value-type="string">
            <text:p>Special</text:p>
          </table:table-cell>
          <table:table-cell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office:value-type="percentage" office:value="0.01">
            <text:p>1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Storage</text:p>
          </table:table-cell>
          <table:table-cell office:value-type="percentage" office:value="0">
            <text:p>0,00%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4">14.01.2023</text:date>, <text:time>21:02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3-01-14T21:02:13.38</dc:date>
    <dc:creator>aaa </dc:creator>
    <meta:editing-duration>P3DT6H4M35S</meta:editing-duration>
    <meta:editing-cycles>51</meta:editing-cycles>
    <meta:generator>OpenOffice/4.1.5$Win32 OpenOffice.org_project/415m1$Build-9789</meta:generator>
    <meta:document-statistic meta:table-count="2" meta:cell-count="184" meta:object-count="0"/>
  </office:meta>
</office:document-meta>
</file>